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CPDis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CPDisconnect</text:h>
                    <text:list>
                        <text:list-item>
                            <text:h text:style-name="Heading_20_2" text:outline-level="2">Description</text:h>
                        </text:list-item>
                    </text:list>
                </text:list-item>
            </text:list>

            <text:p text:style-name="Standard">Performs disconnection from the TCP server, after which Flow execution continues through <text:span text:style-name="backtick">seqout</text:span> output.</text:p>

            
                <text:list xml:id="list_TCPDisconnect2" text:continue-numbering="true" text:continue-list="list_TCP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CPDisconnect5" text:continue-numbering="true" text:style-name="Outline">
                                                <text:list-item>
                                                    <text:list>
                                                        <text:list-item>
                                                            <text:list>
                                                                <text:list-item>
                                                                    <text:h text:style-name="Heading_20_3" text:outline-level="3">
                                                                        Connection
                                                                        <text:s text:c="4"/>
                                                                        <text:span text:style-name="T2">EXPRESSION (object:TCPConnection)</text:span>
                                                                    </text:h>
                                                                </text:list-item>
                                                            </text:list>
                                                        </text:list-item>
                                                    </text:list>
                                                </text:list-item>
                                            </text:list>
                                            <text:p text:style-name="Standard">The name of the connection that will be termin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CPDisconnect6" text:continue-numbering="true" text:continue-list="list_TCPDisconnec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CPDisconnect7" text:continue-numbering="true" text:continue-list="list_TCPDisconnec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CPDisconnect8" text:continue-numbering="true" text:continue-list="list_TCPDisconnec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CPDisconnect9" text:continue-numbering="true" text:continue-list="list_TCPDisconnec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CPDisconnect10" text:continue-numbering="true" text:continue-list="list_TCPDisconnec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CPDisconnect3" text:continue-numbering="true" text:continue-list="list_TCPDisconnect2" text:style-name="Outline">
                    <text:list-item>
                        <text:list>
                            <text:list-item>
                                <text:h text:style-name="Heading_20_2" text:outline-level="2">Inputs</text:h>
                            </text:list-item>
                        </text:list>
                    </text:list-item>
                </text:list>

                
                            <text:list xml:id="list_TCPDisconnect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CPDisconnect4" text:continue-numbering="true" text:continue-list="list_TCPDisconnect3" text:style-name="Outline">
                    <text:list-item>
                        <text:list>
                            <text:list-item>
                                <text:h text:style-name="Heading_20_2" text:outline-level="2">Outputs</text:h>
                            </text:list-item>
                        </text:list>
                    </text:list-item>
                </text:list>

                
                            <text:list xml:id="list_TCPDisconnec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